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413cm"/>
    </style:style>
    <style:style style:name="Table1.B" style:family="table-column">
      <style:table-column-properties style:column-width="3.995cm"/>
    </style:style>
    <style:style style:name="Table1.C" style:family="table-column">
      <style:table-column-properties style:column-width="9.60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e57f" officeooo:paragraph-rsid="0001e57f"/>
    </style:style>
    <style:style style:name="P2" style:family="paragraph" style:parent-style-name="Standard">
      <style:text-properties officeooo:rsid="0001e57f" officeooo:paragraph-rsid="0008c690"/>
    </style:style>
    <style:style style:name="P3" style:family="paragraph" style:parent-style-name="Standard">
      <style:text-properties officeooo:rsid="0001e57f" officeooo:paragraph-rsid="000fd8c6"/>
    </style:style>
    <style:style style:name="P4" style:family="paragraph" style:parent-style-name="Standard">
      <style:text-properties fo:font-weight="bold" officeooo:rsid="0001e57f" officeooo:paragraph-rsid="0001e57f" style:font-weight-asian="bold" style:font-weight-complex="bold"/>
    </style:style>
    <style:style style:name="P5" style:family="paragraph" style:parent-style-name="Standard">
      <style:text-properties fo:font-weight="bold" officeooo:rsid="0004c46a" officeooo:paragraph-rsid="0004c46a" style:font-weight-asian="bold" style:font-weight-complex="bold"/>
    </style:style>
    <style:style style:name="P6" style:family="paragraph" style:parent-style-name="Standard">
      <style:text-properties fo:color="#006600" officeooo:rsid="0001e57f" officeooo:paragraph-rsid="0008c690"/>
    </style:style>
    <style:style style:name="P7" style:family="paragraph" style:parent-style-name="Standard">
      <style:text-properties officeooo:rsid="0004c46a" officeooo:paragraph-rsid="0004c46a"/>
    </style:style>
    <style:style style:name="P8" style:family="paragraph" style:parent-style-name="Standard">
      <style:text-properties fo:color="#ff3333" officeooo:rsid="0004c46a" officeooo:paragraph-rsid="0004c46a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04c46a" officeooo:paragraph-rsid="0004c46a" style:font-weight-asian="normal" style:font-weight-complex="normal"/>
    </style:style>
    <style:style style:name="P10" style:family="paragraph" style:parent-style-name="Standard">
      <style:text-properties style:use-window-font-color="true" officeooo:rsid="000e6f31" officeooo:paragraph-rsid="000e6f31"/>
    </style:style>
    <style:style style:name="P11" style:family="paragraph" style:parent-style-name="Standard">
      <style:text-properties style:use-window-font-color="true" fo:font-weight="bold" officeooo:rsid="000e6f31" officeooo:paragraph-rsid="000e6f31" style:font-weight-asian="bold" style:font-weight-complex="bold"/>
    </style:style>
    <style:style style:name="P12" style:family="paragraph" style:parent-style-name="Standard">
      <style:text-properties officeooo:rsid="0013d634" officeooo:paragraph-rsid="0013d634"/>
    </style:style>
    <style:style style:name="P13" style:family="paragraph" style:parent-style-name="Table_20_Contents">
      <style:text-properties officeooo:rsid="0004c46a" officeooo:paragraph-rsid="0004c46a"/>
    </style:style>
    <style:style style:name="P14" style:family="paragraph" style:parent-style-name="Table_20_Contents">
      <style:text-properties fo:font-weight="bold" officeooo:rsid="0004c46a" officeooo:paragraph-rsid="0004c46a" style:font-weight-asian="bold" style:font-weight-complex="bold"/>
    </style:style>
    <style:style style:name="P15" style:family="paragraph" style:parent-style-name="Standard">
      <style:text-properties officeooo:rsid="0001e57f" officeooo:paragraph-rsid="0016a3cf"/>
    </style:style>
    <style:style style:name="P16" style:family="paragraph" style:parent-style-name="Standard">
      <style:text-properties fo:font-weight="bold" officeooo:rsid="0001e57f" officeooo:paragraph-rsid="0016a3cf" style:font-weight-asian="bold" style:font-weight-complex="bold"/>
    </style:style>
    <style:style style:name="P17" style:family="paragraph" style:parent-style-name="Standard">
      <style:text-properties fo:font-weight="bold" officeooo:rsid="0004b774" officeooo:paragraph-rsid="0016a3cf" style:font-weight-asian="bold" style:font-weight-complex="bold"/>
    </style:style>
    <style:style style:name="P18" style:family="paragraph" style:parent-style-name="Standard">
      <style:text-properties fo:font-weight="bold" officeooo:rsid="0016a3cf" officeooo:paragraph-rsid="0016a3cf" style:font-weight-asian="bold" style:font-weight-complex="bold"/>
    </style:style>
    <style:style style:name="P19" style:family="paragraph" style:parent-style-name="Standard">
      <style:text-properties officeooo:rsid="0004b774" officeooo:paragraph-rsid="00134215"/>
    </style:style>
    <style:style style:name="P20" style:family="paragraph" style:parent-style-name="Standard">
      <style:text-properties fo:color="#ff3333" officeooo:rsid="0001e57f" officeooo:paragraph-rsid="0004c46a"/>
    </style:style>
    <style:style style:name="P21" style:family="paragraph" style:parent-style-name="Standard">
      <style:text-properties fo:color="#ff3333" officeooo:rsid="0001e57f" officeooo:paragraph-rsid="0008c690"/>
    </style:style>
    <style:style style:name="P22" style:family="paragraph" style:parent-style-name="Heading_20_1">
      <style:paragraph-properties fo:break-before="page"/>
      <style:text-properties officeooo:paragraph-rsid="0004c46a"/>
    </style:style>
    <style:style style:name="T1" style:family="text">
      <style:text-properties officeooo:rsid="00037d6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c46a" style:font-weight-asian="bold" style:font-weight-complex="bold"/>
    </style:style>
    <style:style style:name="T4" style:family="text">
      <style:text-properties fo:font-weight="bold" officeooo:rsid="0008c690" style:font-weight-asian="bold" style:font-weight-complex="bold"/>
    </style:style>
    <style:style style:name="T5" style:family="text">
      <style:text-properties fo:font-weight="bold" officeooo:rsid="00134215" style:font-weight-asian="bold" style:font-weight-complex="bold"/>
    </style:style>
    <style:style style:name="T6" style:family="text">
      <style:text-properties officeooo:rsid="0004c46a"/>
    </style:style>
    <style:style style:name="T7" style:family="text">
      <style:text-properties officeooo:rsid="0006479c"/>
    </style:style>
    <style:style style:name="T8" style:family="text">
      <style:text-properties officeooo:rsid="0008c690"/>
    </style:style>
    <style:style style:name="T9" style:family="text">
      <style:text-properties fo:color="#006600"/>
    </style:style>
    <style:style style:name="T10" style:family="text">
      <style:text-properties fo:color="#006600" officeooo:rsid="00037d63"/>
    </style:style>
    <style:style style:name="T11" style:family="text">
      <style:text-properties fo:color="#006600" officeooo:rsid="0004c46a"/>
    </style:style>
    <style:style style:name="T12" style:family="text">
      <style:text-properties fo:color="#006600" fo:font-weight="bold" officeooo:rsid="00037d63" style:font-weight-asian="bold" style:font-weight-complex="bold"/>
    </style:style>
    <style:style style:name="T13" style:family="text">
      <style:text-properties officeooo:rsid="000abfc1"/>
    </style:style>
    <style:style style:name="T14" style:family="text">
      <style:text-properties officeooo:rsid="000fd8c6"/>
    </style:style>
    <style:style style:name="T15" style:family="text">
      <style:text-properties officeooo:rsid="00134215"/>
    </style:style>
    <style:style style:name="T16" style:family="text">
      <style:text-properties fo:color="#ff3333" fo:font-weight="bold" style:font-weight-asian="bold" style:font-weight-complex="bold"/>
    </style:style>
    <style:style style:name="T17" style:family="text">
      <style:text-properties officeooo:rsid="0016a3cf"/>
    </style:style>
    <style:style style:name="T18" style:family="text">
      <style:text-properties style:use-window-font-color="true" fo:font-weight="bold" officeooo:rsid="00037d63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lan projet « Colloque domestication »</text:p>
      <text:p text:style-name="P1"/>
      <text:p text:style-name="P1"/>
      <text:p text:style-name="P1">Date <text:span text:style-name="T6">dernier changement </text:span>: <text:span text:style-name="T2">16/02/2016</text:span></text:p>
      <text:p text:style-name="P12">Status : <text:span text:style-name="T16">DRAFT</text:span></text:p>
      <text:p text:style-name="P1"/>
      <text:p text:style-name="P5">Historique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4">Date</text:p>
          </table:table-cell>
          <table:table-cell table:style-name="Table1.A1" office:value-type="string">
            <text:p text:style-name="P14">Auteur</text:p>
          </table:table-cell>
          <table:table-cell table:style-name="Table1.C1" office:value-type="string">
            <text:p text:style-name="P14">Description</text:p>
          </table:table-cell>
        </table:table-row>
        <table:table-row>
          <table:table-cell table:style-name="Table1.A2" office:value-type="string">
            <text:p text:style-name="P13">16/02/2016</text:p>
          </table:table-cell>
          <table:table-cell table:style-name="Table1.A2" office:value-type="string">
            <text:p text:style-name="P13">Rodney</text:p>
          </table:table-cell>
          <table:table-cell table:style-name="Table1.C2" office:value-type="string">
            <text:p text:style-name="P13">Création du doc<text:span text:style-name="T7">ument (brouillon)</text:span>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C2" office:value-type="string">
            <text:p text:style-name="P13"/>
          </table:table-cell>
        </table:table-row>
      </table:table>
      <text:p text:style-name="P7"/>
      <text:p text:style-name="P1"/>
      <text:p text:style-name="P4"><text:span text:style-name="T6">Interlocuteurs WildCodeSchool</text:span> :</text:p>
      <text:p text:style-name="P1">- Rodney</text:p>
      <text:p text:style-name="P1">- Nicolas</text:p>
      <text:p text:style-name="P1">- Richard</text:p>
      <text:p text:style-name="P1">- Florian</text:p>
      <text:p text:style-name="P1"/>
      <text:p text:style-name="P5">Client :</text:p>
      <text:p text:style-name="P1">- Charles Stépanoff</text:p>
      <text:p text:style-name="P1"/>
      <text:p text:style-name="P1"/>
      <text:p text:style-name="P1"/>
      <text:p text:style-name="P5">Objectif :</text:p>
      <text:p text:style-name="P8">A finaliser</text:p>
      <text:p text:style-name="P8"/>
      <text:p text:style-name="P7"/>
      <text:p text:style-name="P5">Périmètre :</text:p>
      <text:p text:style-name="P8">A finaliser</text:p>
      <text:p text:style-name="P8"/>
      <text:p text:style-name="P8"/>
      <text:p text:style-name="P11">Contrainte de livraison</text:p>
      <text:p text:style-name="P10">Le premier objectif doit être livré. Les autres sont facultatifs.</text:p>
      <text:h text:style-name="P22" text:outline-level="1">Le Plan</text:h>
      <text:p text:style-name="P4"/>
      <text:p text:style-name="P16">Expression Besoin, analyse existant</text:p>
      <text:p text:style-name="P15">- Préparer entretien <text:span text:style-name="T1">(questions)</text:span></text:p>
      <text:p text:style-name="P15">- Récupérer les ressources du client</text:p>
      <text:p text:style-name="P15"><text:span text:style-name="T9">→</text:span><text:span text:style-name="T11"> Entretien client</text:span></text:p>
      <text:p text:style-name="P15">- <text:span text:style-name="T17">Bilan entretien</text:span></text:p>
      <text:p text:style-name="P15"/>
      <text:p text:style-name="P17">Recherche/Autoformation</text:p>
      <text:p text:style-name="P19">- Etudier wordpress</text:p>
      <text:p text:style-name="P19"/>
      <text:p text:style-name="P18">Analyse information</text:p>
      <text:p text:style-name="P15">- Analyser le contenu (<text:span text:style-name="T1">organisation sémantique, </text:span>titres, sous-titres, chapitrage, éléments graphiques informatifs (logos, etc))</text:p>
      <text:p text:style-name="P1">- Structurer le contenu pour le site web</text:p>
      <text:p text:style-name="P3"/>
      <text:p text:style-name="P4"><text:span text:style-name="T1">Plan de t</text:span>est <text:span text:style-name="T8">d'acceptation</text:span></text:p>
      <text:p text:style-name="P1">- Préparer le test <text:span text:style-name="T8">d'acceptation </text:span>à effectuer (un simple fichier excel pour vérifier que l'on aura rien oublié lors de la réalisation)</text:p>
      <text:p text:style-name="P1">- <text:span text:style-name="T15">Mettre en place l'hébergement du site</text:span></text:p>
      <text:p text:style-name="P1"/>
      <text:p text:style-name="P4">Conception</text:p>
      <text:p text:style-name="P2">- Préparer le test <text:span text:style-name="T8">pour la conception (un simple excel)</text:span></text:p>
      <text:p text:style-name="P2">- Concevoir un plan du site</text:p>
      <text:p text:style-name="P1">- Concevoir <text:span text:style-name="T4">et tester </text:span>le squelette des pages du site (wireframes)</text:p>
      <text:p text:style-name="P1">- Concevoir <text:span text:style-name="T4">et tester </text:span>les maquettes de pages types du site</text:p>
      <text:p text:style-name="P20">→<text:span text:style-name="T6"> Echanges avec le client (semaine 2)</text:span></text:p>
      <text:p text:style-name="P20"/>
      <text:p text:style-name="P4">Réalisation</text:p>
      <text:p text:style-name="P2">- Préparer le test <text:span text:style-name="T8">pour la phase (un simple excel)</text:span></text:p>
      <text:p text:style-name="P1">- réaliser <text:span text:style-name="T3">et tester </text:span>les fichiers « html » (ou via Wordpress).</text:p>
      <text:p text:style-name="P1">- réaliser l'habillage visuel du site (via Wordpress : <text:span text:style-name="T14">css, </text:span>themes, templates, etc)</text:p>
      <text:p text:style-name="P1">- Ajouter<text:span text:style-name="T3"> </text:span>le contenu du site<text:span text:style-name="T2"> </text:span><text:span text:style-name="T5">et tester le site avec contenu</text:span></text:p>
      <text:p text:style-name="P21">→<text:span text:style-name="T6"> Echanges avec le client (semaine 3)</text:span></text:p>
      <text:p text:style-name="P21"/>
      <text:p text:style-name="P4">Test <text:span text:style-name="T8">d'acceptation et Livraison</text:span></text:p>
      <text:p text:style-name="P1">- <text:span text:style-name="T1">Tester le site </text:span><text:span text:style-name="T18">avec le client </text:span><text:span text:style-name="T1">à partir du plan de test</text:span></text:p>
      <text:p text:style-name="P1">- <text:span text:style-name="T1">Mettre en ligne le site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- <text:page-number text:select-page="current">2</text:page-number> / <text:page-count>2</text:page-count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09:52:20.831834828</meta:creation-date>
    <dc:date>2016-02-16T14:12:03.961490100</dc:date>
    <meta:editing-duration>PT28M13S</meta:editing-duration>
    <meta:editing-cycles>20</meta:editing-cycles>
    <meta:generator>LibreOffice/4.2.8.2$Linux_X86_64 LibreOffice_project/420m0$Build-2</meta:generator>
    <meta:document-statistic meta:table-count="1" meta:image-count="0" meta:object-count="0" meta:page-count="2" meta:paragraph-count="53" meta:word-count="273" meta:character-count="1638" meta:non-whitespace-character-count="1417"/>
  </office:meta>
</office:document-meta>
</file>